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list-style-name="L1">
      <style:text-properties fo:color="#000000" style:font-name="Times New Roman" fo:font-size="12pt"/>
    </style:style>
    <style:style style:name="P3" style:family="paragraph" style:parent-style-name="Text_20_body">
      <style:paragraph-properties fo:margin-left="-1.251cm" fo:margin-right="0cm" fo:text-indent="0cm" style:auto-text-indent="false"/>
      <style:text-properties fo:color="#000000" style:font-name="Times New Roman" fo:font-size="12pt"/>
    </style:style>
    <style:style style:name="P4" style:family="paragraph" style:parent-style-name="Text_20_body">
      <style:text-properties fo:color="#000000" style:font-name="Times New Roman" fo:font-size="12pt"/>
    </style:style>
    <style:style style:name="P5" style:family="paragraph" style:parent-style-name="Text_20_body">
      <style:text-properties fo:color="#000000" style:font-name="Times New Roman" fo:font-size="12pt" fo:font-weight="bold"/>
    </style:style>
    <style:style style:name="P6" style:family="paragraph" style:parent-style-name="Text_20_body">
      <style:text-properties fo:color="#000000" style:font-name="Times New Roman" fo:font-size="12pt" fo:font-weight="normal"/>
    </style:style>
    <style:style style:name="P7" style:family="paragraph" style:parent-style-name="Text_20_body">
      <style:text-properties fo:color="#000000" style:font-name="Times New Roman" fo:font-size="12pt"/>
    </style:style>
    <style:style style:name="P8" style:family="paragraph" style:parent-style-name="Text_20_body" style:list-style-name="L1">
      <style:text-properties fo:color="#000000" style:font-name="Times New Roman" fo:font-size="12pt"/>
    </style:style>
    <style:style style:name="P9" style:family="paragraph" style:parent-style-name="Text_20_body" style:list-style-name="L2">
      <style:text-properties fo:color="#000000" style:font-name="Times New Roman" fo:font-size="12pt"/>
    </style:style>
    <style:style style:name="P10" style:family="paragraph" style:parent-style-name="Text_20_body" style:list-style-name="L3">
      <style:text-properties fo:color="#000000" style:font-name="Times New Roman" fo:font-size="12pt"/>
    </style:style>
    <style:style style:name="P11"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2" style:family="paragraph" style:parent-style-name="Text_20_body">
      <style:paragraph-properties fo:margin-left="-1.251cm" fo:margin-right="0cm" fo:text-indent="0cm" style:auto-text-indent="false"/>
      <style:text-properties fo:color="#000000" style:font-name="Times New Roman" fo:font-size="12pt"/>
    </style:style>
    <style:style style:name="P13"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4" style:family="paragraph" style:parent-style-name="Text_20_body" style:list-style-name="L3">
      <style:paragraph-properties fo:margin-left="2.501cm" fo:margin-right="0cm" fo:text-indent="0cm" style:auto-text-indent="false"/>
      <style:text-properties fo:color="#000000" style:font-name="Times New Roman" fo:font-size="12pt"/>
    </style:style>
    <style:style style:name="T1" style:family="text">
      <style:text-properties fo:font-weight="normal"/>
    </style:style>
    <style:style style:name="T2" style:family="text">
      <style:text-properties fo:font-weight="bold"/>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83149184" text:id="ct83149184">
          <text:deletion>
            <office:change-info>
              <dc:creator>Unknown Author</dc:creator>
              <dc:date>2012-12-02T16:35:00</dc:date>
            </office:change-info>
            <text:p text:style-name="P1">6:00</text:p>
          </text:deletion>
        </text:changed-region>
        <text:changed-region xml:id="ct58160608" text:id="ct58160608">
          <text:insertion>
            <office:change-info>
              <dc:creator>Unknown Author</dc:creator>
              <dc:date>2012-12-02T16:35:00</dc:date>
            </office:change-info>
          </text:insertion>
        </text:changed-region>
        <text:changed-region xml:id="ct62812576" text:id="ct62812576">
          <text:deletion>
            <office:change-info>
              <dc:creator>Unknown Author</dc:creator>
              <dc:date>2012-12-02T16:35:00</dc:date>
            </office:change-info>
            <text:p text:style-name="P1"><text:s/>Charakter s</text:p>
          </text:deletion>
        </text:changed-region>
        <text:changed-region xml:id="ct83163632" text:id="ct83163632">
          <text:insertion>
            <office:change-info>
              <dc:creator>Unknown Author</dc:creator>
              <dc:date>2012-12-02T16:35:00</dc:date>
            </office:change-info>
          </text:insertion>
        </text:changed-region>
        <text:changed-region xml:id="ct83163088" text:id="ct83163088">
          <text:deletion>
            <office:change-info>
              <dc:creator>Unknown Author</dc:creator>
              <dc:date>2012-12-02T16:35:00</dc:date>
            </office:change-info>
            <text:p text:style-name="P1">18:00</text:p>
          </text:deletion>
        </text:changed-region>
        <text:changed-region xml:id="ct62986016" text:id="ct62986016">
          <text:insertion>
            <office:change-info>
              <dc:creator>Unknown Author</dc:creator>
              <dc:date>2012-12-02T16:35:00</dc:date>
            </office:change-info>
          </text:insertion>
        </text:changed-region>
        <text:changed-region xml:id="ct83160816" text:id="ct83160816">
          <text:deletion>
            <office:change-info>
              <dc:creator>Unknown Author</dc:creator>
              <dc:date>2012-12-02T16:36:00</dc:date>
            </office:change-info>
            <text:p text:style-name="P1"><text:s/></text:p>
          </text:deletion>
        </text:changed-region>
        <text:changed-region xml:id="ct83118528" text:id="ct83118528">
          <text:deletion>
            <office:change-info>
              <dc:creator>Unknown Author</dc:creator>
              <dc:date>2012-12-02T16:35:00</dc:date>
            </office:change-info>
            <text:p text:style-name="P1">Charakter ist im Wirtshaus und kümmert sich um Formulare.</text:p>
          </text:deletion>
        </text:changed-region>
        <text:changed-region xml:id="ct83119216" text:id="ct83119216">
          <text:insertion>
            <office:change-info>
              <dc:creator>Unknown Author</dc:creator>
              <dc:date>2012-12-02T16:35:00</dc:date>
            </office:change-info>
          </text:insertion>
        </text:changed-region>
        <text:changed-region xml:id="ct83215968" text:id="ct83215968">
          <text:insertion>
            <office:change-info>
              <dc:creator>Unknown Author</dc:creator>
              <dc:date>2012-12-02T16:36:00</dc:date>
            </office:change-info>
          </text:insertion>
        </text:changed-region>
        <text:changed-region xml:id="ct83168448" text:id="ct83168448">
          <text:deletion>
            <office:change-info>
              <dc:creator>Unknown Author</dc:creator>
              <dc:date>2012-12-02T16:36:00</dc:date>
            </office:change-info>
            <text:p text:style-name="P1">18:00 - 22:00</text:p>
          </text:deletion>
        </text:changed-region>
        <text:changed-region xml:id="ct61798832" text:id="ct61798832">
          <text:insertion>
            <office:change-info>
              <dc:creator>Unknown Author</dc:creator>
              <dc:date>2012-12-02T16:36:00</dc:date>
            </office:change-info>
          </text:insertion>
        </text:changed-region>
        <text:changed-region xml:id="ct83193856" text:id="ct83193856">
          <text:deletion>
            <office:change-info>
              <dc:creator>Unknown Author</dc:creator>
              <dc:date>2012-12-02T16:36:00</dc:date>
            </office:change-info>
            <text:p text:style-name="P1">Charakter steht vor dem Wirtshaus und spricht mit Bauern.</text:p>
          </text:deletion>
        </text:changed-region>
        <text:changed-region xml:id="ct83169488" text:id="ct83169488">
          <text:insertion>
            <office:change-info>
              <dc:creator>Unknown Author</dc:creator>
              <dc:date>2012-12-02T16:36:00</dc:date>
            </office:change-info>
          </text:insertion>
        </text:changed-region>
        <text:changed-region xml:id="ct83105456" text:id="ct83105456">
          <text:deletion>
            <office:change-info>
              <dc:creator>Unknown Author</dc:creator>
              <dc:date>2012-12-02T16:36:00</dc:date>
            </office:change-info>
            <text:list xml:id="list2366865301" text:style-name="L1">
              <text:list-item>
                <text:p text:style-name="P2"/>
              </text:list-item>
              <text:list-item>
                <text:p text:style-name="P2">22:00 – 18:00 – Charakter schläft in einem der Gebäude der Innenburg.</text:p>
              </text:list-item>
            </text:list>
          </text:deletion>
        </text:changed-region>
        <text:changed-region xml:id="ct62864144" text:id="ct62864144">
          <text:insertion>
            <office:change-info>
              <dc:creator>Tamino Dauth</dc:creator>
              <dc:date>2010-11-02T17:54:00</dc:date>
            </office:change-info>
          </text:insertion>
        </text:changed-region>
        <text:changed-region xml:id="ct62864336" text:id="ct62864336">
          <text:insertion>
            <office:change-info>
              <dc:creator>Tamino Dauth</dc:creator>
              <dc:date>2010-11-02T17:55:00</dc:date>
            </office:change-info>
          </text:insertion>
        </text:changed-region>
        <text:changed-region xml:id="ct62878400" text:id="ct62878400">
          <text:insertion>
            <office:change-info>
              <dc:creator>Tamino Dauth</dc:creator>
              <dc:date>2010-05-11T18:26:00</dc:date>
            </office:change-info>
          </text:insertion>
        </text:changed-region>
        <text:changed-region xml:id="ct58165648" text:id="ct58165648">
          <text:deletion>
            <office:change-info>
              <dc:creator>Tamino Dauth</dc:creator>
              <dc:date>2010-05-11T18:26:00</dc:date>
            </office:change-info>
            <text:p text:style-name="P3">"</text:p>
          </text:deletion>
        </text:changed-region>
        <text:changed-region xml:id="ct62875072" text:id="ct62875072">
          <text:insertion>
            <office:change-info>
              <dc:creator>Tamino Dauth</dc:creator>
              <dc:date>2010-05-11T18:26:00</dc:date>
            </office:change-info>
          </text:insertion>
        </text:changed-region>
        <text:changed-region xml:id="ct58165152" text:id="ct58165152">
          <text:deletion>
            <office:change-info>
              <dc:creator>Tamino Dauth</dc:creator>
              <dc:date>2010-05-11T18:26:00</dc:date>
            </office:change-info>
            <text:p text:style-name="P3">"</text:p>
          </text:deletion>
        </text:changed-region>
        <text:changed-region xml:id="ct58164944" text:id="ct58164944">
          <text:insertion>
            <office:change-info>
              <dc:creator>Tamino Dauth</dc:creator>
              <dc:date>2010-05-11T18: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6"><text:bookmark text:name="vyiu1"/>Ferdinand (Herkunft: Altdeutsch/Germanisch, Bedeutung: Der wagemutige Beschützer)</text:p>
      <text:p text:style-name="P1"><text:bookmark text:name="vyiu2"/></text:p>
      <text:p text:style-name="P5"><text:bookmark text:name="vyiu3"/>Beschreibung<text:bookmark text:name="vyiu4"/></text:p>
      <text:p text:style-name="P1">Ferdinand<text:span text:style-name="T1"> ist der Vogt von Talras und somit der Verwalter der Ländereien und Besitztümer des Herzogs. In Abwesenheit des Herzogs übernimmt er dessen Platz. Da zur Zeit Kriegsgefahr herrscht, übernimmt er sämtliche Verwaltungsaufgaben des Herzogs und verhandelt mit den Bauern über deren Abgaben und Kriegsdienst.</text:span></text:p>
      <text:p text:style-name="P1"><text:bookmark text:name="vyiu7"/><text:bookmark text:name="vyiu8"/></text:p>
      <text:p text:style-name="P5">Ort</text:p>
      <text:p text:style-name="P6"><text:bookmark text:name="atp73"/>Innenburg von Talras</text:p>
      <text:p text:style-name="P5"><text:bookmark text:name="vyiu111"/><text:bookmark text:name="vyiu12"/></text:p>
      <text:p text:style-name="P5">Tagesablauf<text:bookmark text:name="vyiu11"/><text:bookmark text:name="vyiu13"/></text:p>
      <text:list xml:id="list1288942365" text:continue-numbering="true" text:style-name="L1">
        <text:list-item>
          <text:p text:style-name="P2"><text:change text:change-id="ct83149184"/><text:change-start text:change-id="ct58160608"/>Morgens<text:change-end text:change-id="ct58160608"/> - 13:00 –<text:change text:change-id="ct62812576"/><text:change-start text:change-id="ct83163632"/> S<text:change-end text:change-id="ct83163632"/>teht in der Innenburg</text:p>
        </text:list-item>
        <text:list-item>
          <text:p text:style-name="P2"><text:bookmark text:name="ns332"/>13:00 - <text:change text:change-id="ct83163088"/><text:change-start text:change-id="ct62986016"/>abends<text:change-end text:change-id="ct62986016"/> –<text:change text:change-id="ct83160816"/><text:change text:change-id="ct83118528"/><text:change-start text:change-id="ct83119216"/> Unterhält sic<text:change-end text:change-id="ct83119216"/><text:change-start text:change-id="ct83215968"/>h mit Heimrich.<text:change-end text:change-id="ct83215968"/></text:p>
        </text:list-item>
        <text:list-item>
          <text:p text:style-name="P2"><text:change text:change-id="ct83168448"/><text:change-start text:change-id="ct61798832"/>Nachts<text:change-end text:change-id="ct61798832"/> – <text:change text:change-id="ct83193856"/><text:change-start text:change-id="ct83169488"/>Schläft im Gebäude der Innenburg.<text:change-end text:change-id="ct83169488"/><text:change text:change-id="ct83105456"/></text:p>
        </text:list-item>
      </text:list>
      <text:p text:style-name="P1"><text:bookmark text:name="vyiu15"/></text:p>
      <text:p text:style-name="P1"><text:bookmark text:name="vyiu16"/><text:span text:style-name="T2">Zugehörigkei</text:span><text:bookmark text:name="f-855"/><text:bookmark text:name="f-850"/><text:bookmark text:name="f-851"/><text:span text:style-name="T2">t</text:span></text:p>
      <text:p text:style-name="P6">Adlige?</text:p>
      <text:p text:style-name="P1"><text:bookmark text:name="vyiu19"/><text:bookmark text:name="vyiu20"/></text:p>
      <text:p text:style-name="P5"><text:bookmark text:name="f-856"/>Aufträge</text:p>
      <text:list xml:id="list1278270048" text:style-name="L2">
        <text:list-item>
          <text:p text:style-name="P9"><text:bookmark text:name="dfq1"/><text:bookmark text:name="dfq10"/>Sekundär – Zu den Waffen, Bauern!</text:p>
        </text:list-item>
      </text:list>
      <text:p text:style-name="P1"><text:bookmark text:name="vyiu23"/></text:p>
      <text:p text:style-name="P5"><text:bookmark text:name="ik9t1"/>Dialog<text:bookmark text:name="ik9t"/><text:bookmark text:name="vyiu24"/></text:p>
      <text:list xml:id="list649250211" text:style-name="L3">
        <text:list-item>
          <text:p text:style-name="P10">Hallo.</text:p>
          <text:list>
            <text:list-item>
              <text:p text:style-name="P10"><text:bookmark text:name="f0wr"/><text:bookmark text:name="ik9t2"/>N: <text:bookmark text:name="gg5p"/>Ich grüße dich. Tut mir leid, ich habe momentan viel zu tun, also sprich schnell, wenn du etwas zu sagen hast.</text:p>
            </text:list-item>
          </text:list>
        </text:list-item>
        <text:list-item>
          <text:p text:style-name="P10"><text:bookmark text:name="gg5p1"/>Was hast du denn zu tun? (Nach Begrüßung)</text:p>
          <text:list>
            <text:list-item>
              <text:p text:style-name="P10"><text:bookmark text:name="fdvr"/><text:bookmark text:name="ik9t10"/>N: <text:bookmark text:name="dnw_"/>Nun, ich muss meines Lehnsherrn Gut verwalten und mich um dieses Lumpenpack von Bauern kümmern. Die wollen doch tatsächlich den Schwanz einziehen und sich aus dem Staub machen oder in der Burg verstecken, sobald unsere Feinde hier eintreffen.</text:p>
            </text:list-item>
            <text:list-item>
              <text:p text:style-name="P10">N: Zum Kriegsdienst haben sie sich allesamt verpflichtet. Mindestens ein Jahr lang. Diese feigen Hunde. Und zu allem Überfluss beschweren sie sich auch noch über die angeblich zu hohen Abgaben.</text:p>
            </text:list-item>
            <text:list-item>
              <text:p text:style-name="P10">N: Schlechte Ernte erzählen sie mir dauernd. Der Weizen blüht und die wollen mir was von einer Hungersnot verkaufen. Dabei müssen wir unsere Vorräte aufstocken und uns auf eine mögliche Belagerung vorbereiten.</text:p>
            </text:list-item>
            <text:list-item>
              <text:p text:style-name="P10">N: Früher hätte man ein solches Verhalten nicht geduldet und sie einfach allesamt verprügeln lassen, aber wir leben ja seit Neustem in einer Zeit der Verhandlungen. Als Nächstes wollen sie vermutlich noch mitbestimmen, wer in der Burg leben darf und wer nicht, dieses Hundepack!</text:p>
            </text:list-item>
          </text:list>
        </text:list-item>
        <text:list-item>
          <text:p text:style-name="P10"><text:bookmark text:name="gg5p2"/>Wer bist du? (Nach Begrüßung<text:change-start text:change-id="ct62864144"/>, <text:change-end text:change-id="ct62864144"/><text:change-start text:change-id="ct62864336"/>es wurde weder über die Handelsgenehmigung, noch über den Bauern Manfred gesprochen<text:change-end text:change-id="ct62864336"/>)</text:p>
          <text:list>
            <text:list-item>
              <text:p text:style-name="P10">(Charakter hat gefragt, was er zu tun hat)</text:p>
            </text:list-item>
            <text:list-item>
              <text:p text:style-name="P11">N: Na hör mal! Willst du mich jetzt auch für dumm verkaufen? Du kannst dir doch wohl denken, dass ich der Vogt des Herzogs bin.</text:p>
            </text:list-item>
            <text:list-item>
              <text:p text:style-name="P10">(Charakter hat noch nicht gefragt)</text:p>
            </text:list-item>
            <text:list-item>
              <text:p text:style-name="P11">N: Ich bin der Vogt des Herzogs Heimrich, meines und vermutlich auch deines Herrn, und somit der Verwalter seines Besitzes.</text:p>
            </text:list-item>
            <text:list-item>
              <text:p text:style-name="P13">Warum bekommt der Händler Haid keine Handelsgenehmigung für Talras? (Auftrag „Gold für die Handelsgenehmigung“ aktiv)</text:p>
            </text:list-item>
            <text:list-item>
              <text:p text:style-name="P10"><text:soft-page-break/>N: Nun, wenn er die lumpigen 10 Goldmünzen bezahlt, die das Ganze kostet, dann darf er auch hier seine Waren verkaufen, solange er keinen Ärger macht und mir einen gerechten Anteil seines Gewinns gibt.</text:p>
            </text:list-item>
            <text:list-item>
              <text:p text:style-name="P10">C: 10 Goldmünzen?</text:p>
            </text:list-item>
            <text:list-item>
              <text:p text:style-name="P10">N: Ja, 10 Goldmünzen. Das können selbst diese armen Bauern bezahlen.</text:p>
            </text:list-item>
            <text:list-item>
              <text:p text:style-name="P13">Der Bauer Manfred fordert mehr Schutz für seinen Hof. (Auftrag „Schutz dem Volke“ aktiv)</text:p>
            </text:list-item>
            <text:list-item>
              <text:p text:style-name="P10">N: Was? Was erlaubt sich dieser Hund? Erst kommt er mir mit seiner Kriegsdienstverweigerung und jetzt auch noch so<text:change-start text:change-id="ct62878400"/> <text:change-end text:change-id="ct62878400"/>was?</text:p>
            </text:list-item>
            <text:list-item>
              <text:p text:style-name="P10">N: Die Bauern leben doch wie die Made im Speck. Die müssen sich ja auch keine Gedanken um die Verteidigung dieser Burg machen. Wenn der Feind kommt, rennen sie vermutlich wie die Hasen davon.</text:p>
            </text:list-item>
            <text:list-item>
              <text:p text:style-name="P10">N: Pass auf! Sag deinem Bauernfreund, dass er selbst zu kämpfen hat, für seinen Herrn, den Herzog von Talras und wenn er das nicht tut, dann kommt er an den Pranger.</text:p>
            </text:list-item>
            <text:list-item>
              <text:p text:style-name="P10">Neuer Auftrag „Zu den Waffen, Bauern!“</text:p>
            </text:list-item>
            <text:list-item>
              <text:p text:style-name="P11">Pass mal auf du Lustigbär …</text:p>
            </text:list-item>
            <text:list-item>
              <text:p text:style-name="P14">C: Du wirst den Bauern ein paar Leute schicken, die ihren Hof bewachen oder du hast das letzte Mal ruhig geschlafen.</text:p>
            </text:list-item>
            <text:list-item>
              <text:p text:style-name="P14">C: Ich kenne genug Leute, die dir für ein paar Goldmünzen im Schlaf die Kehle durchschneiden würden. Manche machen das sogar umsonst!</text:p>
            </text:list-item>
            <text:list-item>
              <text:p text:style-name="P14">C: Schick ihm Wachen und über den Kriegsdienst reden wir nochmal.</text:p>
            </text:list-item>
            <text:list-item>
              <text:p text:style-name="P14">N: Was? Was erlaubst du dir? Du, du … das meinst du doch nicht ernst oder?</text:p>
            </text:list-item>
            <text:list-item>
              <text:p text:style-name="P14">C: Hmm, lass mich überlegen. Ja verdammt, ich meine es ernst! Also tu was ich sage und ich vergesse meine netten Pläne ganz schnell wieder.</text:p>
            </text:list-item>
            <text:list-item>
              <text:p text:style-name="P14">N: Na gut, ich werde ein paar Leute hinschicken. Kann ja nicht schaden, mal ein Auge auf die Sicherheit der Nahrungsbestände zu werfen. Nun komm aber wieder runter.</text:p>
            </text:list-item>
            <text:list-item>
              <text:p text:style-name="P14">Auftrag „Zu den Waffen, Bauern!“ fehlgeschlagen.</text:p>
            </text:list-item>
            <text:list-item>
              <text:p text:style-name="P14">Auftragsziel 1 des Auftrags „Schutz dem Volke“ abgeschlossen.</text:p>
            </text:list-item>
            <text:list-item>
              <text:p text:style-name="P11">Gut, ich werd's ihm weismachen.</text:p>
            </text:list-item>
            <text:list-item>
              <text:p text:style-name="P14">N: Na das hört man doch gerne. Ein treuer Diener des Herzogs! Falls du ihn tatsächlich überzeugen kannst, kann ich mir die Mühe sparen, ein paar Wachen zu ihm zu schicken.</text:p>
            </text:list-item>
            <text:list-item>
              <text:p text:style-name="P14">N: Damit wäre mir wirklich geholfen. Dafür würdest du natürlich auch bezahlt werden.</text:p>
            </text:list-item>
            <text:list-item>
              <text:p text:style-name="P14">Auftrag „Schutz dem Volke“ fehlgeschlagen.</text:p>
            </text:list-item>
            <text:list-item>
              <text:p text:style-name="P13">Manfred macht dir keinen Ärger mehr. (Auftragsziel 1 des Auftrags <text:change text:change-id="ct58165648"/><text:change-start text:change-id="ct62875072"/>„<text:change-end text:change-id="ct62875072"/>Zu den Waffen, Bauern!<text:change text:change-id="ct58165152"/><text:change-start text:change-id="ct58164944"/>“<text:change-end text:change-id="ct58164944"/> abgeschlossen)</text:p>
            </text:list-item>
            <text:list-item>
              <text:p text:style-name="P10">N: Tatsächlich? Das freut mich zu hören. Dann lässt mich dieses elende Bauernpack hoffentlich endlich in Ruhe.</text:p>
            </text:list-item>
            <text:list-item>
              <text:p text:style-name="P10">N: Hier hast du deinen Lohn. Du taugst wirklich etwas.</text:p>
            </text:list-item>
            <text:list-item>
              <text:p text:style-name="P10">Auftrag „Zu den Waffen, Bauern!“ abgeschlossen.</text:p>
            </text:list-item>
          </text:list>
        </text:list-item>
      </text:list>
      <text:p text:style-name="P1"><text:bookmark text:name="vyiu53"/></text:p>
      <text:p text:style-name="P5"><text:bookmark text:name="adhu1"/>Handel<text:bookmark text:name="u5nf"/></text:p>
      <text:p text:style-name="P5"><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writing-mode="page"/>
      <style:text-properties style:font-name="Verdana" fo:font-size="10pt" fo:language="de" fo:country="DE"/>
    </style:style>
    <style:style style:name="Heading" style:family="paragraph" style:next-style-name="Text_20_body" style:class="text">
      <style:paragraph-properties fo:margin="100%" fo:margin-left="0.152cm" fo:margin-right="0.152cm" fo:margin-top="0.423cm" fo:margin-bottom="0.499cm" fo:text-indent="0cm" style:auto-text-indent="false" style:writing-mode="page"/>
      <style:text-properties style:font-name="Albany" fo:font-size="14pt" fo:language="de" fo:country="DE"/>
    </style:style>
    <style:style style:name="Text_20_body" style:display-name="Text body" style:family="paragraph" style:class="text">
      <style:paragraph-properties fo:margin="100%" fo:margin-left="0cm" fo:margin-right="0cm" fo:margin-top="0cm" fo:margin-bottom="0cm" fo:text-indent="0cm" style:auto-text-indent="false" style:writing-mode="page"/>
      <style:text-properties style:font-name="Verdana" fo:font-size="10pt" fo:language="de" fo:country="DE"/>
    </style:style>
    <style:style style:name="List" style:family="paragraph" style:class="list">
      <style:paragraph-properties fo:margin="100%" fo:margin-left="0cm" fo:margin-right="0cm" fo:margin-top="0cm" fo:margin-bottom="0cm" fo:text-indent="0cm" style:auto-text-indent="false" style:writing-mode="page"/>
      <style:text-properties style:font-name="Verdana" fo:font-size="10pt" fo:language="de" fo:country="DE"/>
    </style:style>
    <style:style style:name="Table_20_Contents" style:display-name="Table Contents" style:family="paragraph" style:class="extra">
      <style:paragraph-properties fo:margin="100%" fo:margin-left="0cm" fo:margin-right="0cm" fo:margin-top="0cm" fo:margin-bottom="0cm" fo:text-indent="0cm" style:auto-text-indent="false" style:writing-mode="page"/>
      <style:text-properties style:font-name="Verdana" fo:font-size="10pt" fo:language="de" fo:country="DE"/>
    </style:style>
    <style:style style:name="Horizontal_20_Line" style:display-name="Horizontal Line" style:family="paragraph" style:next-style-name="Text_20_body" style:class="html">
      <style:paragraph-properties fo:margin="100%" fo:margin-left="0.152cm" fo:margin-right="0.152cm" fo:margin-top="0cm" fo:margin-bottom="0.499cm" fo:text-indent="0cm" style:auto-text-indent="false" style:border-line-width-bottom="0.002cm 0.035cm 0.002cm" fo:padding="0cm" fo:border-left="none" fo:border-right="none" fo:border-top="none" fo:border-bottom="0.06pt double #808080" style:writing-mode="page"/>
      <style:text-properties style:font-name="Verdana" fo:font-size="6pt" fo:language="de" fo:country="DE"/>
    </style:style>
    <style:style style:name="Sender" style:family="paragraph" style:class="extra">
      <style:paragraph-properties fo:margin="100%" fo:margin-left="0.152cm" fo:margin-right="0.152cm" fo:margin-top="0cm" fo:margin-bottom="0cm" fo:text-indent="0cm" style:auto-text-indent="false" style:writing-mode="page"/>
      <style:text-properties style:font-name="Verdana" fo:font-size="10pt" fo:language="de" fo:country="DE" fo:font-style="italic"/>
    </style:style>
    <style:style style:name="Index" style:family="paragraph" style:class="index">
      <style:paragraph-properties fo:margin="100%" fo:margin-left="0.152cm" fo:margin-right="0.152cm" fo:margin-top="0.152cm" fo:margin-bottom="0.152cm" fo:text-indent="0cm" style:auto-text-indent="false" style:writing-mode="page"/>
      <style:text-properties style:font-name="Verdana" fo:font-size="10pt" fo:language="de" fo:country="DE"/>
    </style:style>
    <style:style style:name="Heading_20_1" style:display-name="Heading 1" style:family="paragraph" style:next-style-name="Text_20_body" style:class="text">
      <style:paragraph-properties fo:margin="100%" fo:margin-left="0.152cm" fo:margin-right="0.152cm" fo:margin-top="0.423cm" fo:margin-bottom="0.499cm" fo:text-indent="0cm" style:auto-text-indent="false" style:writing-mode="page"/>
      <style:text-properties style:font-name="Times New Roman" fo:font-size="24pt" fo:language="de" fo:country="DE" fo:font-weight="bold"/>
    </style:style>
    <style:style style:name="Caption" style:family="paragraph" style:class="extra">
      <style:paragraph-properties fo:margin="100%" fo:margin-left="0.152cm" fo:margin-right="0.152cm" fo:margin-top="0.212cm" fo:margin-bottom="0.212cm" fo:text-indent="0cm" style:auto-text-indent="false" style:writing-mode="page"/>
      <style:text-properties style:font-name="Verdana" fo:font-size="12pt" fo:language="de" fo:country="DE" fo:font-style="italic"/>
    </style:style>
    <style:style style:name="Footer" style:family="paragraph" style:class="extra">
      <style:paragraph-properties fo:margin="100%"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style:font-name="Verdana" fo:font-size="10pt" fo:language="de" fo:country="DE"/>
    </style:style>
    <style:style style:name="Header" style:family="paragraph" style:class="extra">
      <style:paragraph-properties fo:margin="100%"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style:font-name="Verdana"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Tamino Dauth</meta:initial-creator>
    <meta:editing-cycles>40</meta:editing-cycles>
    <dc:date>2012-12-02T16:36:29</dc:date>
    <meta:creation-date>2009-08-09T12:51:44</meta:creation-date>
    <meta:editing-duration>PT2M31S</meta:editing-duration>
    <meta:document-statistic meta:table-count="0" meta:image-count="0" meta:object-count="0" meta:page-count="2" meta:paragraph-count="65" meta:word-count="840" meta:character-count="4907" meta:non-whitespace-character-count="4172"/>
  </office:meta>
</office:document-meta>
</file>